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075" officeooo:paragraph-rsid="00061075"/>
    </style:style>
    <style:style style:name="P2" style:family="paragraph" style:parent-style-name="Standard">
      <style:paragraph-properties fo:text-align="center" style:justify-single-word="false"/>
      <style:text-properties officeooo:rsid="00061075" officeooo:paragraph-rsid="0006be89"/>
    </style:style>
    <style:style style:name="P3" style:family="paragraph" style:parent-style-name="Standard">
      <style:text-properties officeooo:rsid="00061075" officeooo:paragraph-rsid="00072d00"/>
    </style:style>
    <style:style style:name="P4" style:family="paragraph" style:parent-style-name="Standard">
      <style:text-properties officeooo:rsid="00061075" officeooo:paragraph-rsid="00083993"/>
    </style:style>
    <style:style style:name="P5" style:family="paragraph" style:parent-style-name="Standard">
      <style:text-properties officeooo:rsid="00061075" officeooo:paragraph-rsid="000a7889"/>
    </style:style>
    <style:style style:name="P6" style:family="paragraph" style:parent-style-name="Standard">
      <style:paragraph-properties fo:text-align="start" style:justify-single-word="false"/>
      <style:text-properties officeooo:rsid="00061075" officeooo:paragraph-rsid="0006be89"/>
    </style:style>
    <style:style style:name="P7" style:family="paragraph" style:parent-style-name="Standard">
      <style:paragraph-properties fo:text-align="start" style:justify-single-word="false"/>
      <style:text-properties officeooo:rsid="00061075" officeooo:paragraph-rsid="000a7889"/>
    </style:style>
    <style:style style:name="P8" style:family="paragraph" style:parent-style-name="Standard">
      <style:text-properties officeooo:rsid="00072d00" officeooo:paragraph-rsid="00072d00"/>
    </style:style>
    <style:style style:name="P9" style:family="paragraph" style:parent-style-name="Standard">
      <style:paragraph-properties fo:text-align="start" style:justify-single-word="false"/>
      <style:text-properties officeooo:rsid="000a7889" officeooo:paragraph-rsid="000a7889"/>
    </style:style>
    <style:style style:name="P10" style:family="paragraph" style:parent-style-name="Standard">
      <style:text-properties officeooo:rsid="000a7889" officeooo:paragraph-rsid="000a7889"/>
    </style:style>
    <style:style style:name="P11" style:family="paragraph" style:parent-style-name="Standard">
      <style:text-properties officeooo:rsid="00061075" officeooo:paragraph-rsid="000a7889"/>
    </style:style>
    <style:style style:name="P12" style:family="paragraph" style:parent-style-name="Standard">
      <style:paragraph-properties fo:text-align="start" style:justify-single-word="false"/>
      <style:text-properties officeooo:rsid="00061075" officeooo:paragraph-rsid="000a7889"/>
    </style:style>
    <style:style style:name="P13" style:family="paragraph" style:parent-style-name="Standard">
      <style:text-properties officeooo:rsid="00061075" officeooo:paragraph-rsid="00061075"/>
    </style:style>
    <style:style style:name="P14" style:family="paragraph" style:parent-style-name="Standard">
      <style:text-properties officeooo:rsid="00061075" officeooo:paragraph-rsid="000e440e"/>
    </style:style>
    <style:style style:name="P15" style:family="paragraph" style:parent-style-name="Standard">
      <style:text-properties officeooo:rsid="000c7ca0" officeooo:paragraph-rsid="000c7ca0"/>
    </style:style>
    <style:style style:name="P16" style:family="paragraph" style:parent-style-name="Standard">
      <style:paragraph-properties fo:text-align="start" style:justify-single-word="false"/>
      <style:text-properties officeooo:rsid="000c7ca0" officeooo:paragraph-rsid="000c7ca0"/>
    </style:style>
    <style:style style:name="P17" style:family="paragraph" style:parent-style-name="Standard">
      <style:paragraph-properties fo:text-align="start" style:justify-single-word="false"/>
      <style:text-properties officeooo:rsid="000e440e" officeooo:paragraph-rsid="000e440e"/>
    </style:style>
    <style:style style:name="P18" style:family="paragraph" style:parent-style-name="Standard">
      <style:text-properties officeooo:rsid="0010121e" officeooo:paragraph-rsid="001012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d00" style:font-weight-asian="bold" style:font-weight-complex="bold"/>
    </style:style>
    <style:style style:name="T3" style:family="text">
      <style:text-properties fo:font-weight="bold" officeooo:rsid="00083993" style:font-weight-asian="bold" style:font-weight-complex="bold"/>
    </style:style>
    <style:style style:name="T4" style:family="text">
      <style:text-properties fo:font-weight="bold" officeooo:rsid="00093e84" style:font-weight-asian="bold" style:font-weight-complex="bold"/>
    </style:style>
    <style:style style:name="T5" style:family="text">
      <style:text-properties fo:font-weight="bold" officeooo:rsid="000a7889" style:font-weight-asian="bold" style:font-weight-complex="bold"/>
    </style:style>
    <style:style style:name="T6" style:family="text">
      <style:text-properties fo:font-weight="bold" officeooo:rsid="000b2daf" style:font-weight-asian="bold" style:font-weight-complex="bold"/>
    </style:style>
    <style:style style:name="T7" style:family="text">
      <style:text-properties fo:font-weight="bold" officeooo:rsid="000e440e" style:font-weight-asian="bold" style:font-weight-complex="bold"/>
    </style:style>
    <style:style style:name="T8" style:family="text">
      <style:text-properties fo:font-weight="bold" officeooo:rsid="000fb233" style:font-weight-asian="bold" style:font-weight-complex="bold"/>
    </style:style>
    <style:style style:name="T9" style:family="text"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8399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440e" style:font-weight-asian="bold" style:font-weight-complex="bold"/>
    </style:style>
    <style:style style:name="T13" style:family="text">
      <style:text-properties officeooo:rsid="00072d00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083993"/>
    </style:style>
    <style:style style:name="T16" style:family="text">
      <style:text-properties officeooo:rsid="000a7889"/>
    </style:style>
    <style:style style:name="T17" style:family="text">
      <style:text-properties officeooo:rsid="000b2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Словарь</text:span>:</text:p>
      <text:p text:style-name="P6"><text:span text:style-name="T5">Персональные данные автора</text:span> – <text:span text:style-name="T16">персональные данные</text:span> автор<text:span text:style-name="T16">а</text:span> изобретиния (предствител<text:span text:style-name="T16">я</text:span> <text:tab/>авторского коллектива).</text:p>
      <text:p text:style-name="P7"><text:span text:style-name="T1">Автор</text:span><text:span text:style-name="T5">ское с</text:span><text:span text:style-name="T1">видетельство </text:span>– свидетельство о регистрации <text:span text:style-name="T16">изобретения</text:span>.</text:p>
      <text:p text:style-name="P7"><text:span text:style-name="T1">База изобретений </text:span>– база, в которой хранится информация об уже зарегистрированных <text:tab/>изобретениях.</text:p>
      <text:p text:style-name="P9"><text:span text:style-name="T1">Документы</text:span> – совокупность заявки на регистрацию и описания изобретения, прощедая <text:tab/>проверку на наличие необходимых документов.</text:p>
      <text:p text:style-name="P9"><text:span text:style-name="T1">Документы с ошибками</text:span> – документы, в которых допущены исправимые ошибки.</text:p>
      <text:p text:style-name="P7"><text:span text:style-name="T1">Заявка на регистрацию </text:span>– заявка на регистрацию изобретения.</text:p>
      <text:p text:style-name="P16"><text:span text:style-name="T1">Информация об изобретении</text:span> – необходимые для занесения в базу данные об изобретении.</text:p>
      <text:p text:style-name="P16"><text:tab/>(название, персональные данные автора, описание, дата регистрации и т. д.)</text:p>
      <text:p text:style-name="P10"><text:span text:style-name="T1">Исправленные документы</text:span> – документы, с исправленными ошибками.</text:p>
      <text:p text:style-name="P7"><text:span text:style-name="T1">Критерий значимости изобретения </text:span>– документ, определяющий, значимо изобретение или <text:tab/>нет.</text:p>
      <text:p text:style-name="P7"><text:span text:style-name="T1">Направление информации в ВАК </text:span>– направление информации в ВАК (Вусшую <text:tab/>Аттестационную Комиссию) в слуачае обнаружения плагиата.</text:p>
      <text:p text:style-name="P17"><text:span text:style-name="T1">Обновленная база изобретений</text:span> – база изобретений, дополненная записью о данном <text:tab/>изобретении.</text:p>
      <text:p text:style-name="P1"><text:span text:style-name="T1">Описание</text:span> <text:span text:style-name="T1">изобретения</text:span> – полная информация об изобретении.</text:p>
      <text:p text:style-name="P5"><text:span text:style-name="T1">Описание с ошибками </text:span>– описание изобретения, в котором допущены исправимые ошибки.</text:p>
      <text:p text:style-name="P8"><text:span text:style-name="T1">Отказ в регистрации</text:span> – отказ в регистрации изобретения по одной из причин: плагиат, <text:tab/>отсутствие необходимых документов, значимость. </text:p>
      <text:p text:style-name="P1"><text:span text:style-name="T1">Отказ (значимость)</text:span> – отказ <text:span text:style-name="T13">в</text:span> регистрации изобретения в случае не выявления его <text:tab/>значимости.</text:p>
      <text:p text:style-name="P5"><text:span text:style-name="T1">Отказ (</text:span><text:span text:style-name="T2">отсутствие необходимых документов</text:span><text:span text:style-name="T1">)</text:span> – отказ <text:span text:style-name="T13">в</text:span> регистрации изобретения в случае <text:span text:style-name="T13">о<text:tab/>тсутствия одного или нескольких необходимых документов</text:span>.</text:p>
      <text:p text:style-name="P3"><text:span text:style-name="T1">Отказ (</text:span><text:span text:style-name="T2">плагиат</text:span><text:span text:style-name="T1">)</text:span> – отказ <text:span text:style-name="T13">в</text:span> регистрации изобретения в случае выявления <text:span text:style-name="T13">плагиата</text:span>.</text:p>
      <text:p text:style-name="P5"><text:span text:style-name="T1">Правила заполнения </text:span><text:span text:style-name="T5">заявления</text:span><text:span text:style-name="T1"> </text:span>– правила заполнения заявки на регистрацию <text:span text:style-name="T16">изобретения.</text:span></text:p>
      <text:p text:style-name="P5"><text:span text:style-name="T1">Правила заполнения документов </text:span>– правила заполнения заявки на регистрацию и описания <text:tab/>изобретения.</text:p>
      <text:p text:style-name="P1"><text:span text:style-name="T1">Провереннные документы </text:span>– документы, удовлетворяющие правилам заполнения <text:tab/>документов и соответствующие списку необходимых документов.</text:p>
      <text:p text:style-name="P1"><text:span text:style-name="T1">Проверенные документы и изобретение </text:span>– проверенные документы и заключение о <text:tab/>значимости изобретения и отсутствии плагиатаю.</text:p>
      <text:p text:style-name="P5"><text:span text:style-name="T1">Список необходимых документов </text:span>– список документов, необходимых для регистрации <text:tab/>изобретения.</text:p>
      <text:p text:style-name="P18"><text:span text:style-name="T1">Формат авторского свидетельства </text:span>– установленная единая форма вида авторского <text:tab/>свидетельства. </text:p>
      <text:p text:style-name="P15"><text:span text:style-name="T1">Электронное свидетельство</text:span> – сгенерированный системой документ в электронном виде.</text:p>
      <text:p text:style-name="P1"/>
      <text:p text:style-name="P1"><text:span text:style-name="T10">А0</text:span><text:span text:style-name="T1"> Прием заявок на изобретения и оформление авторских свидетельтв </text:span>– модель работы <text:tab/>патентного отдела.</text:p>
      <text:p text:style-name="P1"><text:span text:style-name="T14"><text:tab/></text:span><text:span text:style-name="T10">А1</text:span><text:span text:style-name="T1"> Проверка и исправление документов – </text:span>процесс проверки документов на <text:tab/><text:tab/><text:tab/>соответствие <text:tab/>списку необходимых документов, удовлетворение правилам <text:tab/><text:tab/><text:tab/>заполнения документов и исправления этих документов в противном <text:tab/><text:tab/><text:tab/>случае.</text:p>
      <text:p text:style-name="P1"><text:tab/><text:tab/><text:span text:style-name="T11">А1.1</text:span><text:span text:style-name="T3"> Проверка наличия документов </text:span><text:span text:style-name="T15">– процесс проверки наличия всех <text:tab/><text:tab/><text:tab/><text:tab/>необходимых документов по списку необходимых документов.</text:span></text:p>
      <text:p text:style-name="P4"><text:tab/><text:tab/><text:span text:style-name="T11">А1.2</text:span><text:span text:style-name="T3"> Проверка </text:span><text:span text:style-name="T4">заявления</text:span><text:span text:style-name="T3"> </text:span><text:span text:style-name="T15">– процесс проверки корректности заполнения <text:tab/><text:tab/><text:tab/><text:tab/>заявления на регистрацию изобретения.</text:span></text:p>
      <text:p text:style-name="P4"><text:tab/><text:tab/><text:span text:style-name="T11">А1.3</text:span><text:span text:style-name="T3"> </text:span><text:span text:style-name="T4">Изменение</text:span><text:span text:style-name="T3"> документов </text:span><text:span text:style-name="T15">– процесс изменения заявления на регистрацию и </text:span><text:soft-page-break/><text:span text:style-name="T15"><text:tab/><text:tab/><text:tab/>описания изобретения, согласно правилам их заполнения.</text:span></text:p>
      <text:p text:style-name="P1"><text:span text:style-name="T14"><text:tab/></text:span><text:span text:style-name="T10">А2</text:span><text:span text:style-name="T1"> Проверка изобретения – </text:span>процесс проверки значимости документов по <text:tab/><text:tab/><text:tab/><text:tab/>критерию <text:tab/>значимости изобретения и отсутствия плагиата с <text:tab/><text:tab/><text:tab/><text:tab/>использованием базы изобретений.</text:p>
      <text:p text:style-name="P1"><text:span text:style-name="T14"><text:tab/></text:span><text:span text:style-name="T10">А3</text:span><text:span text:style-name="T1"> </text:span><text:span text:style-name="T6">Получение</text:span><text:span text:style-name="T1"> авторского свидетельства </text:span>– процесс, завершающий регистрацию, <text:tab/><text:tab/><text:tab/>включающий в себя <text:span text:style-name="T17">генерацию и распечатывание авторского <text:tab/><text:tab/><text:tab/><text:tab/><text:tab/>свидетельства</text:span> <text:span text:style-name="T17">и</text:span> занесение изобретения в базу.</text:p>
      <text:p text:style-name="P14"><text:tab/><text:tab/><text:tab/><text:span text:style-name="T11">А</text:span><text:span text:style-name="T12">3</text:span><text:span text:style-name="T11">.1</text:span><text:span text:style-name="T3"> </text:span><text:span text:style-name="T7">Генерация авторского свидетельства</text:span><text:span text:style-name="T3"> </text:span><text:span text:style-name="T15">– процесс автоматичексого <text:tab/><text:tab/><text:tab/><text:tab/>создания электронной версии авторского свидетельства согласно <text:tab/><text:tab/><text:tab/><text:tab/>формату авторского свидетельства.</text:span></text:p>
      <text:p text:style-name="P14"><text:tab/><text:tab/><text:tab/><text:span text:style-name="T11">А</text:span><text:span text:style-name="T12">3</text:span><text:span text:style-name="T11">.2</text:span><text:span text:style-name="T3"> </text:span><text:span text:style-name="T8">Занасение изобретения в базу</text:span><text:span text:style-name="T15">– процесс дополнения базы <text:tab/><text:tab/><text:tab/><text:tab/><text:tab/>изобретений записью о данном изобретении.</text:span></text:p>
      <text:p text:style-name="P14"><text:tab/><text:tab/><text:tab/><text:span text:style-name="T11">А</text:span><text:span text:style-name="T12">3</text:span><text:span text:style-name="T11">.3</text:span><text:span text:style-name="T3"> </text:span><text:span text:style-name="T8">Распечатывание авторского свидетельства</text:span><text:span text:style-name="T3"> </text:span><text:span text:style-name="T15">– необязательный <text:tab/><text:tab/><text:tab/><text:tab/>процесс получения бумажной копии авторского свидетель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02:39.860526626</meta:creation-date>
    <dc:date>2014-10-15T19:12:20.541739548</dc:date>
    <meta:editing-duration>PT57M10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36" meta:word-count="416" meta:character-count="3777" meta:non-whitespace-character-count="3274"/>
  </office:meta>
</office:document-meta>
</file>